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993cm" style:rel-column-width="11539*"/>
    </style:style>
    <style:style style:name="Table1.B" style:family="table-column">
      <style:table-column-properties style:column-width="14.007cm" style:rel-column-width="53996*"/>
    </style:style>
    <style:style style:name="Table1.1" style:family="table-row">
      <style:table-row-properties fo:background-color="#eeeeee" fo:keep-together="auto">
        <style:background-image/>
      </style:table-row-properties>
    </style:style>
    <style:style style:name="Table1.A1" style:family="table-cell">
      <style:table-cell-properties style:vertical-align="middle" fo:background-color="#cccccc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le1.B1" style:family="table-cell">
      <style:table-cell-properties style:vertical-align="middle" fo:background-color="#eeeeee" fo:padding="0.097cm" fo:border="0.5pt solid #b2b2b2" style:writing-mode="page">
        <style:background-image/>
      </style:table-cell-properties>
    </style:style>
    <style:style style:name="Table1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le1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4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4.A" style:family="table-column">
      <style:table-column-properties style:column-width="2.993cm" style:rel-column-width="11539*"/>
    </style:style>
    <style:style style:name="Tabela4.B" style:family="table-column">
      <style:table-column-properties style:column-width="14.007cm" style:rel-column-width="53996*"/>
    </style:style>
    <style:style style:name="Tabela4.1" style:family="table-row">
      <style:table-row-properties fo:background-color="#eeeeee" fo:keep-together="auto">
        <style:background-image/>
      </style:table-row-properties>
    </style:style>
    <style:style style:name="Tabela4.A1" style:family="table-cell">
      <style:table-cell-properties style:vertical-align="middle" fo:background-color="#cccccc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4.B1" style:family="table-cell">
      <style:table-cell-properties style:vertical-align="middle" fo:background-color="#eeeeee" fo:padding="0.097cm" fo:border="0.5pt solid #b2b2b2" style:writing-mode="page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4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5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5.A" style:family="table-column">
      <style:table-column-properties style:column-width="2.993cm" style:rel-column-width="11539*"/>
    </style:style>
    <style:style style:name="Tabela5.B" style:family="table-column">
      <style:table-column-properties style:column-width="14.007cm" style:rel-column-width="53996*"/>
    </style:style>
    <style:style style:name="Tabela5.1" style:family="table-row">
      <style:table-row-properties fo:background-color="#eeeeee" fo:keep-together="auto">
        <style:background-image/>
      </style:table-row-properties>
    </style:style>
    <style:style style:name="Tabela5.A1" style:family="table-cell">
      <style:table-cell-properties style:vertical-align="middle" fo:background-color="#cccccc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5.B1" style:family="table-cell">
      <style:table-cell-properties style:vertical-align="middle" fo:background-color="#eeeeee" fo:padding="0.097cm" fo:border="0.5pt solid #b2b2b2" style:writing-mode="page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5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6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6.A" style:family="table-column">
      <style:table-column-properties style:column-width="2.993cm" style:rel-column-width="11539*"/>
    </style:style>
    <style:style style:name="Tabela6.B" style:family="table-column">
      <style:table-column-properties style:column-width="14.007cm" style:rel-column-width="53996*"/>
    </style:style>
    <style:style style:name="Tabela6.1" style:family="table-row">
      <style:table-row-properties fo:background-color="#eeeeee" fo:keep-together="auto">
        <style:background-image/>
      </style:table-row-properties>
    </style:style>
    <style:style style:name="Tabela6.A1" style:family="table-cell">
      <style:table-cell-properties style:vertical-align="middle" fo:background-color="#cccccc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6.B1" style:family="table-cell">
      <style:table-cell-properties style:vertical-align="middle" fo:background-color="#eeeeee" fo:padding="0.097cm" fo:border="0.5pt solid #b2b2b2" style:writing-mode="page">
        <style:background-image/>
      </style:table-cell-properties>
    </style:style>
    <style:style style:name="Tabela6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6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7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7.A" style:family="table-column">
      <style:table-column-properties style:column-width="2.993cm" style:rel-column-width="11539*"/>
    </style:style>
    <style:style style:name="Tabela7.B" style:family="table-column">
      <style:table-column-properties style:column-width="14.007cm" style:rel-column-width="53996*"/>
    </style:style>
    <style:style style:name="Tabela7.1" style:family="table-row">
      <style:table-row-properties fo:background-color="#eeeeee" fo:keep-together="auto">
        <style:background-image/>
      </style:table-row-properties>
    </style:style>
    <style:style style:name="Tabela7.A1" style:family="table-cell">
      <style:table-cell-properties style:vertical-align="middle" fo:background-color="#cccccc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7.B1" style:family="table-cell">
      <style:table-cell-properties style:vertical-align="middle" fo:background-color="#eeeeee" fo:padding="0.097cm" fo:border="0.5pt solid #b2b2b2" style:writing-mode="page">
        <style:background-image/>
      </style:table-cell-properties>
    </style:style>
    <style:style style:name="Tabela7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7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8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8.A" style:family="table-column">
      <style:table-column-properties style:column-width="2.993cm" style:rel-column-width="11539*"/>
    </style:style>
    <style:style style:name="Tabela8.B" style:family="table-column">
      <style:table-column-properties style:column-width="14.007cm" style:rel-column-width="53996*"/>
    </style:style>
    <style:style style:name="Tabela8.1" style:family="table-row">
      <style:table-row-properties fo:background-color="#eeeeee" fo:keep-together="auto">
        <style:background-image/>
      </style:table-row-properties>
    </style:style>
    <style:style style:name="Tabela8.A1" style:family="table-cell">
      <style:table-cell-properties style:vertical-align="middle" fo:background-color="#cccccc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8.B1" style:family="table-cell">
      <style:table-cell-properties style:vertical-align="middle" fo:background-color="#eeeeee" fo:padding="0.097cm" fo:border="0.5pt solid #b2b2b2" style:writing-mode="page">
        <style:background-image/>
      </style:table-cell-properties>
    </style:style>
    <style:style style:name="Tabela8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8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9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9.A" style:family="table-column">
      <style:table-column-properties style:column-width="2.993cm" style:rel-column-width="11539*"/>
    </style:style>
    <style:style style:name="Tabela9.B" style:family="table-column">
      <style:table-column-properties style:column-width="14.007cm" style:rel-column-width="53996*"/>
    </style:style>
    <style:style style:name="Tabela9.1" style:family="table-row">
      <style:table-row-properties fo:background-color="#eeeeee" fo:keep-together="auto">
        <style:background-image/>
      </style:table-row-properties>
    </style:style>
    <style:style style:name="Tabela9.A1" style:family="table-cell">
      <style:table-cell-properties style:vertical-align="middle" fo:background-color="#cccccc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9.B1" style:family="table-cell">
      <style:table-cell-properties style:vertical-align="middle" fo:background-color="#eeeeee" fo:padding="0.097cm" fo:border="0.5pt solid #b2b2b2" style:writing-mode="page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9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0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10.A" style:family="table-column">
      <style:table-column-properties style:column-width="2.993cm" style:rel-column-width="11539*"/>
    </style:style>
    <style:style style:name="Tabela10.B" style:family="table-column">
      <style:table-column-properties style:column-width="14.007cm" style:rel-column-width="53996*"/>
    </style:style>
    <style:style style:name="Tabela10.1" style:family="table-row">
      <style:table-row-properties fo:background-color="#eeeeee" fo:keep-together="auto">
        <style:background-image/>
      </style:table-row-properties>
    </style:style>
    <style:style style:name="Tabela10.A1" style:family="table-cell">
      <style:table-cell-properties style:vertical-align="middle" fo:background-color="#cccccc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0.B1" style:family="table-cell">
      <style:table-cell-properties style:vertical-align="middle" fo:background-color="#eeeeee" fo:padding="0.097cm" fo:border="0.5pt solid #b2b2b2" style:writing-mode="page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0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1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11.A" style:family="table-column">
      <style:table-column-properties style:column-width="2.993cm" style:rel-column-width="11539*"/>
    </style:style>
    <style:style style:name="Tabela11.B" style:family="table-column">
      <style:table-column-properties style:column-width="14.007cm" style:rel-column-width="53996*"/>
    </style:style>
    <style:style style:name="Tabela11.1" style:family="table-row">
      <style:table-row-properties fo:background-color="#eeeeee" fo:keep-together="auto">
        <style:background-image/>
      </style:table-row-properties>
    </style:style>
    <style:style style:name="Tabela11.A1" style:family="table-cell">
      <style:table-cell-properties style:vertical-align="middle" fo:background-color="#cccccc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1.B1" style:family="table-cell">
      <style:table-cell-properties style:vertical-align="middle" fo:background-color="#eeeeee" fo:padding="0.097cm" fo:border="0.5pt solid #b2b2b2" style:writing-mode="page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1.B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P1" style:family="paragraph" style:parent-style-name="Autor_20_Cabeçalho">
      <style:text-properties officeooo:rsid="002190a1" officeooo:paragraph-rsid="002190a1"/>
    </style:style>
    <style:style style:name="P2" style:family="paragraph" style:parent-style-name="Corpo">
      <style:text-properties officeooo:paragraph-rsid="008123a3"/>
    </style:style>
    <style:style style:name="P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123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71cbf" officeooo:paragraph-rsid="008123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8123a3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officeooo:paragraph-rsid="008123a3"/>
    </style:style>
    <style:style style:name="P7" style:family="paragraph" style:parent-style-name="Título_20_do_20_relatório">
      <style:text-properties officeooo:paragraph-rsid="001fc5ff"/>
    </style:style>
    <style:style style:name="P8" style:family="paragraph" style:parent-style-name="Standard">
      <style:paragraph-properties fo:text-align="center" style:justify-single-word="false"/>
      <style:text-properties officeooo:paragraph-rsid="008123a3"/>
    </style:style>
    <style:style style:name="P9" style:family="paragraph" style:parent-style-name="Standard">
      <style:text-properties officeooo:paragraph-rsid="008123a3"/>
    </style:style>
    <style:style style:name="P10" style:family="paragraph" style:parent-style-name="Título_20_Seção">
      <style:text-properties fo:text-transform="uppercase" fo:color="#000000" fo:font-weight="bold" officeooo:rsid="002f888f" officeooo:paragraph-rsid="008123a3" fo:background-color="#cccccc"/>
    </style:style>
    <style:style style:name="P11" style:family="paragraph" style:parent-style-name="Título_20_Seção">
      <style:text-properties officeooo:paragraph-rsid="008123a3"/>
    </style:style>
    <style:style style:name="P12" style:family="paragraph">
      <style:paragraph-properties fo:margin-left="0.4cm" fo:margin-right="0cm" fo:margin-top="0.6cm" fo:margin-bottom="0.199cm" fo:text-indent="0cm"/>
    </style:style>
    <style:style style:name="P13" style:family="paragraph">
      <style:paragraph-properties fo:margin-left="0.4cm" fo:margin-right="0cm" fo:margin-top="0.201cm" fo:margin-bottom="0.201cm" fo:text-indent="0cm"/>
    </style:style>
    <style:style style:name="P14" style:family="paragraph">
      <loext:graphic-properties draw:fill="solid" draw:fill-color="#eeeeee"/>
      <style:paragraph-properties fo:margin-left="0.4cm" fo:margin-right="0cm" fo:margin-top="0.6cm" fo:margin-bottom="0.199cm" fo:text-indent="0cm" style:writing-mode="lr-tb"/>
    </style:style>
    <style:style style:name="T1" style:family="text">
      <style:text-properties fo:text-transform="uppercase" fo:color="#000000" style:font-name="Liberation Serif1" fo:font-weight="bold" officeooo:rsid="00874723" fo:background-color="#cccccc" loext:char-shading-value="0"/>
    </style:style>
    <style:style style:name="T2" style:family="text">
      <style:text-properties fo:text-transform="uppercase" fo:color="#000000" style:font-name="Liberation Serif1" fo:font-weight="bold" officeooo:rsid="008a516d" fo:background-color="#cccccc" loext:char-shading-value="0"/>
    </style:style>
    <style:style style:name="T3" style:family="text">
      <style:text-properties fo:color="#3465a4" fo:font-size="9pt" style:font-size-asian="9pt" style:font-size-complex="9pt"/>
    </style:style>
    <style:style style:name="T4" style:family="text">
      <style:text-properties fo:color="#3465a4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5" style:family="text">
      <style:text-properties fo:color="#3465a4" style:text-outline="false" style:text-line-through-style="none" style:text-line-through-type="none" fo:font-size="9pt" fo:font-style="normal" fo:text-shadow="none" style:text-underline-style="none" fo:font-weight="normal" officeooo:rsid="00971c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971c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9d6474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a03b2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bold" officeooo:rsid="00b53e3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officeooo:rsid="00971c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Mono1" fo:font-size="9pt" fo:font-style="normal" fo:text-shadow="none" style:text-underline-style="none" fo:font-weight="bold" officeooo:rsid="0052a73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Mono1" fo:font-size="9pt" fo:font-style="normal" fo:text-shadow="none" style:text-underline-style="none" fo:font-weight="bold" officeooo:rsid="009d6474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Mono1" fo:font-size="9pt" fo:font-style="normal" fo:text-shadow="none" style:text-underline-style="none" fo:font-weight="bold" officeooo:rsid="00a60ffc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Mono1" fo:font-size="9pt" fo:font-style="normal" fo:text-shadow="none" style:text-underline-style="none" fo:font-weight="bold" officeooo:rsid="00b53e3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Mono1" fo:font-size="9pt" fo:font-style="normal" fo:text-shadow="none" style:text-underline-style="none" fo:font-weight="bold" officeooo:rsid="00bcba4c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1" fo:font-size="9pt" fo:font-style="normal" fo:text-shadow="none" style:text-underline-style="none" fo:font-weight="normal" officeooo:rsid="008a516d" fo:background-color="transparent" loext:char-shading-value="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9" style:family="text">
      <style:text-properties fo:color="#000000" style:font-name="Liberation Serif1" officeooo:rsid="00800cb7" fo:background-color="transparent" loext:char-shading-value="0"/>
    </style:style>
    <style:style style:name="T20" style:family="text">
      <style:text-properties fo:color="#000000" style:font-name="Liberation Serif1" officeooo:rsid="0085acc6" fo:background-color="transparent" loext:char-shading-value="0"/>
    </style:style>
    <style:style style:name="T21" style:family="text">
      <style:text-properties fo:color="#000000" style:font-name="Liberation Serif1" officeooo:rsid="008a516d" fo:background-color="transparent" loext:char-shading-value="0"/>
    </style:style>
    <style:style style:name="T22" style:family="text">
      <style:text-properties fo:color="#000000" style:font-name="Liberation Serif1" officeooo:rsid="008cd451" fo:background-color="transparent" loext:char-shading-value="0"/>
    </style:style>
    <style:style style:name="T23" style:family="text">
      <style:text-properties fo:color="#000000" style:font-name="Liberation Serif1" officeooo:rsid="008e8096" fo:background-color="transparent" loext:char-shading-value="0"/>
    </style:style>
    <style:style style:name="T24" style:family="text">
      <style:text-properties fo:color="#000000" style:font-name="Liberation Serif1" officeooo:rsid="00905c4e" fo:background-color="transparent" loext:char-shading-value="0"/>
    </style:style>
    <style:style style:name="T25" style:family="text">
      <style:text-properties fo:color="#000000" style:font-name="Liberation Serif1" officeooo:rsid="00b2ecec" fo:background-color="transparent" loext:char-shading-value="0"/>
    </style:style>
    <style:style style:name="T26" style:family="text">
      <style:text-properties fo:color="#000000" style:font-name="Liberation Serif1" officeooo:rsid="00b53e3a" fo:background-color="transparent" loext:char-shading-value="0"/>
    </style:style>
    <style:style style:name="T27" style:family="text">
      <style:text-properties fo:color="#000000" style:font-name="Liberation Serif1" fo:font-weight="normal" officeooo:rsid="00b2ecec" fo:background-color="transparent" loext:char-shading-value="0" style:font-weight-asian="normal" style:font-weight-complex="normal"/>
    </style:style>
    <style:style style:name="T28" style:family="text">
      <style:text-properties fo:color="#000000" style:text-position="0% 100%" style:font-name="Liberation Serif1" fo:font-weight="normal" officeooo:rsid="00905c4e" fo:background-color="transparent" loext:char-shading-value="0" style:font-weight-asian="normal" style:font-weight-complex="normal"/>
    </style:style>
    <style:style style:name="T29" style:family="text">
      <style:text-properties fo:color="#000000" style:text-position="0% 100%" style:font-name="Liberation Serif1" fo:font-weight="normal" officeooo:rsid="00922265" fo:background-color="transparent" loext:char-shading-value="0" style:font-weight-asian="normal" style:font-weight-complex="normal"/>
    </style:style>
    <style:style style:name="T30" style:family="text">
      <style:text-properties fo:color="#000000" style:text-position="0% 100%" style:font-name="Liberation Serif1" fo:font-weight="normal" officeooo:rsid="00971cbf" fo:background-color="transparent" loext:char-shading-value="0" style:font-weight-asian="normal" style:font-weight-complex="normal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0971cbf" style:font-size-asian="9pt" style:font-size-complex="9pt"/>
    </style:style>
    <style:style style:name="T33" style:family="text">
      <style:text-properties fo:font-size="9pt" fo:font-weight="bold" style:font-size-asian="9pt" style:font-weight-asian="bold" style:font-size-complex="9pt" style:font-weight-complex="bold"/>
    </style:style>
    <style:style style:name="T34" style:family="text">
      <style:text-properties fo:font-size="9pt" fo:font-weight="bold" officeooo:rsid="0045cbda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a1c377" style:font-size-asian="9pt" style:font-weight-asian="bold" style:font-size-complex="9pt" style:font-weight-complex="bold"/>
    </style:style>
    <style:style style:name="T36" style:family="text">
      <style:text-properties fo:font-size="9pt" fo:font-weight="bold" officeooo:rsid="00a52e1e" style:font-size-asian="9pt" style:font-weight-asian="bold" style:font-size-complex="9pt" style:font-weight-complex="bold"/>
    </style:style>
    <style:style style:name="T37" style:family="text">
      <style:text-properties fo:font-size="9pt" fo:font-weight="bold" officeooo:rsid="00aaac28" style:font-size-asian="9pt" style:font-weight-asian="bold" style:font-size-complex="9pt" style:font-weight-complex="bold"/>
    </style:style>
    <style:style style:name="T38" style:family="text">
      <style:text-properties fo:font-size="9pt" fo:font-weight="bold" officeooo:rsid="00ac7f11" style:font-size-asian="9pt" style:font-weight-asian="bold" style:font-size-complex="9pt" style:font-weight-complex="bold"/>
    </style:style>
    <style:style style:name="T39" style:family="text">
      <style:text-properties fo:font-size="9pt" fo:font-weight="bold" officeooo:rsid="00ac84d3" style:font-size-asian="9pt" style:font-weight-asian="bold" style:font-size-complex="9pt" style:font-weight-complex="bold"/>
    </style:style>
    <style:style style:name="T40" style:family="text">
      <style:text-properties fo:font-size="9pt" fo:font-weight="bold" officeooo:rsid="00b53e3a" style:font-size-asian="9pt" style:font-weight-asian="bold" style:font-size-complex="9pt" style:font-weight-complex="bold"/>
    </style:style>
    <style:style style:name="T41" style:family="text">
      <style:text-properties fo:font-size="9pt" fo:font-weight="bold" officeooo:rsid="00bad48b" style:font-size-asian="9pt" style:font-weight-asian="bold" style:font-size-complex="9pt" style:font-weight-complex="bold"/>
    </style:style>
    <style:style style:name="T42" style:family="text">
      <style:text-properties fo:font-size="9pt" fo:font-weight="bold" officeooo:rsid="00b6e1b5" style:font-size-asian="9pt" style:font-weight-asian="bold" style:font-size-complex="9pt" style:font-weight-complex="bold"/>
    </style:style>
    <style:style style:name="T43" style:family="text">
      <style:text-properties fo:font-size="9pt" fo:font-weight="bold" officeooo:rsid="00bcba4c" style:font-size-asian="9pt" style:font-weight-asian="bold" style:font-size-complex="9pt" style:font-weight-complex="bold"/>
    </style:style>
    <style:style style:name="T44" style:family="text">
      <style:text-properties fo:font-style="normal" officeooo:rsid="007ca57b" style:font-style-asian="normal" style:font-style-complex="normal"/>
    </style:style>
    <style:style style:name="T45" style:family="text">
      <style:text-properties fo:font-style="normal" officeooo:rsid="00874723" style:font-style-asian="normal" style:font-style-complex="normal"/>
    </style:style>
    <style:style style:name="T46" style:family="text">
      <style:text-properties fo:font-style="normal" officeooo:rsid="008a516d" style:font-style-asian="normal" style:font-style-complex="normal"/>
    </style:style>
    <style:style style:name="T47" style:family="text">
      <style:text-properties fo:font-weight="bold" officeooo:rsid="008e8096" style:font-weight-asian="bold" style:font-weight-complex="bold"/>
    </style:style>
    <style:style style:name="T48" style:family="text">
      <style:text-properties fo:font-weight="bold" officeooo:rsid="00b2ecec" style:font-weight-asian="bold" style:font-weight-complex="bold"/>
    </style:style>
    <style:style style:name="T49" style:family="text">
      <style:text-properties fo:color="#ffffff" fo:font-size="20pt" fo:font-weight="bold" officeooo:rsid="008123a3" fo:background-color="transparent" loext:char-shading-value="0"/>
    </style:style>
    <style:style style:name="T50" style:family="text">
      <style:text-properties fo:color="#ffffff" fo:font-size="20pt" fo:font-weight="bold" officeooo:rsid="001fc5ff" fo:background-color="transparent" loext:char-shading-value="0"/>
    </style:style>
    <style:style style:name="T51" style:family="text">
      <style:text-properties fo:color="#ffffff" fo:font-size="20pt" fo:font-weight="bold" officeooo:rsid="002190a1" fo:background-color="transparent" loext:char-shading-value="0"/>
    </style:style>
    <style:style style:name="T52" style:family="text">
      <style:text-properties officeooo:rsid="00800cb7"/>
    </style:style>
    <style:style style:name="T53" style:family="text">
      <style:text-properties officeooo:rsid="0085acc6"/>
    </style:style>
    <style:style style:name="T54" style:family="text">
      <style:text-properties officeooo:rsid="00874723"/>
    </style:style>
    <style:style style:name="T55" style:family="text">
      <style:text-properties fo:background-color="#cccccc" loext:char-shading-value="0"/>
    </style:style>
    <style:style style:name="T56" style:family="text">
      <style:text-properties officeooo:rsid="00874723" fo:background-color="#cccccc" loext:char-shading-value="0"/>
    </style:style>
    <style:style style:name="T57" style:family="text">
      <style:text-properties officeooo:rsid="008e8096"/>
    </style:style>
    <style:style style:name="T58" style:family="text">
      <style:text-properties style:text-position="sub 58%" fo:font-weight="bold" officeooo:rsid="00905c4e" style:font-weight-asian="bold" style:font-weight-complex="bold"/>
    </style:style>
    <style:style style:name="T59" style:family="text">
      <style:text-properties style:text-position="0% 100%" fo:font-weight="normal" officeooo:rsid="00905c4e" style:font-weight-asian="normal" style:font-weight-complex="normal"/>
    </style:style>
    <style:style style:name="T60" style:family="text">
      <style:text-properties style:text-position="0% 100%" fo:font-weight="normal" officeooo:rsid="008e8096" style:font-weight-asian="normal" style:font-weight-complex="normal"/>
    </style:style>
    <style:style style:name="T61" style:family="text">
      <style:text-properties style:text-position="0% 100%" fo:font-weight="bold" officeooo:rsid="008e8096" style:font-weight-asian="bold" style:font-weight-complex="bold"/>
    </style:style>
    <style:style style:name="T62" style:family="text">
      <style:text-properties style:text-position="0% 100%" fo:font-weight="bold" officeooo:rsid="00905c4e" style:font-weight-asian="bold" style:font-weight-complex="bold"/>
    </style:style>
    <style:style style:name="T63" style:family="text">
      <style:text-properties style:text-position="0% 100%" fo:font-weight="bold" officeooo:rsid="0096985b" style:font-weight-asian="bold" style:font-weight-complex="bold"/>
    </style:style>
    <style:style style:name="T64" style:family="text">
      <style:text-properties style:font-name="Liberation Serif" fo:font-size="12pt" officeooo:rsid="00971cbf" style:font-size-asian="12pt"/>
    </style:style>
    <style:style style:name="T65" style:family="text">
      <style:text-properties fo:color="#ff00d6" style:text-outline="false" style:text-line-through-style="none" style:text-line-through-type="none" fo:font-size="9pt" fo:font-style="normal" fo:text-shadow="none" style:text-underline-style="none" fo:font-weight="bold" officeooo:rsid="00971c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T66" style:family="text">
      <style:text-properties fo:color="#ff00d6" fo:font-size="9pt" fo:font-weight="bold" officeooo:rsid="00971cbf" style:font-size-asian="9pt" style:font-weight-asian="bold" style:font-size-complex="9pt" style:font-weight-complex="bold"/>
    </style:style>
    <style:style style:name="T67" style:family="text">
      <style:text-properties style:font-name="Liberation Mono1" fo:font-size="9pt" fo:font-weight="bold" officeooo:rsid="0052a73e" style:font-size-asian="9pt" style:font-weight-asian="bold" style:font-size-complex="9pt" style:font-weight-complex="bold"/>
    </style:style>
    <style:style style:name="gr1" style:family="graphic">
      <style:graphic-properties draw:stroke="solid" svg:stroke-color="#cccccc" draw:fill="solid" draw:fill-color="#eeeeee" fo:min-height="3.307cm"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9">REO4</text:span><text:span text:style-name="T50"> – </text:span><text:span text:style-name="T51">REO</text:span><text:span text:style-name="T49">Blazer</text:span></text:p>
      <text:p text:style-name="P1">Pedro Antônio de Souza – 201810557</text:p>
      <text:p text:style-name="P10">1 <text:s text:c="2"/>Transformando a gramática alguma em ll(1)</text:p>
      <text:p text:style-name="P2"><text:span text:style-name="Corpo"><text:tab/></text:span><text:span text:style-name="Corpo"><text:span text:style-name="T19">G</text:span></text:span><text:span text:style-name="Corpo"><text:span text:style-name="T52">ramáticas utilizadas por analisadores do tipo top-down devem respeitar um conjunto de restrições:</text:span></text:span></text:p>
      <text:p text:style-name="P8"><text:span text:style-name="Corpo"><draw:frame text:anchor-type="as-char" draw:z-index="0" draw:name="Forma1" draw:style-name="gr1" draw:text-style-name="P14" svg:width="14.862cm" svg:height="3.308cm"><draw:text-box><text:p text:style-name="P12"><text:line-break/>• <text:s text:c="2"/>Não deve haver recursão à esquerda;</text:p><text:p text:style-name="P13">• <text:s text:c="2"/>Não pode ser ambígua;</text:p><text:p text:style-name="P13">• <text:s text:c="2"/>Um símbolo não terminal pode ter no máximo uma produção começando com o mesmo terminal ou produzindo o mesmo terminal.<text:line-break/></text:p></draw:text-box></draw:frame></text:span><text:span text:style-name="Corpo"><text:span text:style-name="T52"><text:tab/></text:span></text:span></text:p>
      <text:p text:style-name="P9"><text:span text:style-name="Corpo"/></text:p>
      <text:p text:style-name="P2"><text:span text:style-name="Corpo"><text:span text:style-name="T52"><text:tab/>Sabendo </text:span></text:span><text:span text:style-name="Corpo"><text:span text:style-name="T53">disso, serão aplicadas uma série de transformações na gramática apresentada no REO anterior (REORai</text:span></text:span><text:span text:style-name="Corpo"><text:span text:style-name="T20">s</text:span></text:span><text:span text:style-name="Corpo"><text:span text:style-name="T53">er) a fim de transformá-la em uma gramática LL(1).</text:span></text:span></text:p>
      <text:p text:style-name="P11"><text:span text:style-name="Corpo"><text:span text:style-name="T55">1.1 <text:s text:c="2"/>Eliminação de recursão à esquerda</text:span></text:span></text:p>
      <text:p text:style-name="P2"><text:span text:style-name="Corpo"><text:tab/></text:span><text:span text:style-name="Corpo"><text:span text:style-name="T54">A gramática desenvolvida não possui nenhuma regra com recursão à esquerda, portanto, nessa seção não existem transformações para se apresentar.</text:span></text:span></text:p>
      <text:p text:style-name="P11"><text:span text:style-name="Corpo"><text:span text:style-name="T55">1.</text:span></text:span><text:span text:style-name="Corpo"><text:span text:style-name="T1">2</text:span></text:span><text:span text:style-name="Corpo"><text:span text:style-name="T55"> <text:s text:c="2"/>Eliminação de </text:span></text:span><text:span text:style-name="Corpo"><text:span text:style-name="T56">ambiguidade</text:span></text:span></text:p>
      <text:p text:style-name="P2"><text:span text:style-name="Corpo"><text:span text:style-name="T44"><text:tab/></text:span></text:span><text:span text:style-name="Corpo"><text:span text:style-name="T45">A gramática desenvolvida não possui nenhuma </text:span></text:span><text:span text:style-name="Corpo"><text:span text:style-name="T46">ambiguidade de produção</text:span></text:span><text:span text:style-name="Corpo"><text:span text:style-name="T45">, portanto, nessa seção </text:span></text:span><text:span text:style-name="Corpo"><text:span text:style-name="T46">também </text:span></text:span><text:span text:style-name="Corpo"><text:span text:style-name="T45">não existem transformações para se apresentar.</text:span></text:span></text:p>
      <text:p text:style-name="P11"><text:span text:style-name="Corpo"><text:span text:style-name="T55">1.</text:span></text:span><text:span text:style-name="Corpo"><text:span text:style-name="T2">3</text:span></text:span><text:span text:style-name="Corpo"><text:span text:style-name="T55"> <text:s text:c="2"/></text:span></text:span><text:span text:style-name="Corpo"><text:span text:style-name="T2">Limitando em um a quantidade de produções de símbolos não-terminais que começam com o mesmo terminal ou produzindo o mesmo terminal</text:span></text:span></text:p>
      <text:p text:style-name="P2"><text:span text:style-name="Corpo"><text:tab/></text:span><text:span text:style-name="Corpo"><text:span text:style-name="T21">A estratégia utilizada para respeitar essa restrição foi </text:span></text:span><text:span text:style-name="Corpo"><text:span text:style-name="T22">fatorar todas as produções que violassem essa restrição. </text:span></text:span><text:span text:style-name="Corpo"><text:span text:style-name="T23">Dessa maneira, </text:span></text:span><text:span text:style-name="Corpo"><text:span text:style-name="T24">para toda</text:span></text:span><text:span text:style-name="Corpo"><text:span text:style-name="T23"> produção do tipo </text:span></text:span><text:span text:style-name="Código_20_no_20_corpo_20_do_20_texto"><text:span text:style-name="T47">P </text:span></text:span><text:span text:style-name="Código_20_no_20_corpo_20_do_20_texto"><text:span text:style-name="T57">→ α</text:span></text:span><text:span text:style-name="Código_20_no_20_corpo_20_do_20_texto"><text:span text:style-name="T47">β</text:span></text:span><text:span text:style-name="Código_20_no_20_corpo_20_do_20_texto"><text:span text:style-name="T58">1</text:span></text:span><text:span text:style-name="Código_20_no_20_corpo_20_do_20_texto"><text:span text:style-name="T59"> | </text:span></text:span><text:span text:style-name="Código_20_no_20_corpo_20_do_20_texto"><text:span text:style-name="T60">α</text:span></text:span><text:span text:style-name="Código_20_no_20_corpo_20_do_20_texto"><text:span text:style-name="T61">β</text:span></text:span><text:span text:style-name="Código_20_no_20_corpo_20_do_20_texto"><text:span text:style-name="T58">2</text:span></text:span><text:span text:style-name="Código_20_no_20_corpo_20_do_20_texto"><text:span text:style-name="T59"> | … | </text:span></text:span><text:span text:style-name="Código_20_no_20_corpo_20_do_20_texto"><text:span text:style-name="T60">α</text:span></text:span><text:span text:style-name="Código_20_no_20_corpo_20_do_20_texto"><text:span text:style-name="T61">β</text:span></text:span><text:span text:style-name="Código_20_no_20_corpo_20_do_20_texto"><text:span text:style-name="T58">n</text:span></text:span><text:span text:style-name="Corpo"><text:span text:style-name="T28">, foi criada uma nova produção <text:s/></text:span></text:span><text:span text:style-name="Código_20_no_20_corpo_20_do_20_texto"><text:span text:style-name="T61">P_</text:span></text:span><text:span text:style-name="Código_20_no_20_corpo_20_do_20_texto"><text:span text:style-name="T62">AUX </text:span></text:span><text:span text:style-name="Código_20_no_20_corpo_20_do_20_texto"><text:span text:style-name="T60">→ </text:span></text:span><text:span text:style-name="Código_20_no_20_corpo_20_do_20_texto"><text:span text:style-name="T61">β</text:span></text:span><text:span text:style-name="Código_20_no_20_corpo_20_do_20_texto"><text:span text:style-name="T58">1</text:span></text:span><text:span text:style-name="Código_20_no_20_corpo_20_do_20_texto"><text:span text:style-name="T59"> | </text:span></text:span><text:span text:style-name="Código_20_no_20_corpo_20_do_20_texto"><text:span text:style-name="T61">β</text:span></text:span><text:span text:style-name="Código_20_no_20_corpo_20_do_20_texto"><text:span text:style-name="T58">2</text:span></text:span><text:span text:style-name="Código_20_no_20_corpo_20_do_20_texto"><text:span text:style-name="T59"> | … | </text:span></text:span><text:span text:style-name="Código_20_no_20_corpo_20_do_20_texto"><text:span text:style-name="T61">β</text:span></text:span><text:span text:style-name="Código_20_no_20_corpo_20_do_20_texto"><text:span text:style-name="T58">n</text:span></text:span><text:span text:style-name="Corpo"><text:span text:style-name="T28"> e a produção </text:span></text:span><text:span text:style-name="Código_20_no_20_corpo_20_do_20_texto"><text:span text:style-name="T59">P</text:span></text:span><text:span text:style-name="Corpo"><text:span text:style-name="T28"> é alterada para<text:line-break/></text:span></text:span><text:span text:style-name="Código_20_no_20_corpo_20_do_20_texto"><text:span text:style-name="T61">P </text:span></text:span><text:span text:style-name="Código_20_no_20_corpo_20_do_20_texto"><text:span text:style-name="T60">→ α</text:span></text:span><text:span text:style-name="Código_20_no_20_corpo_20_do_20_texto"><text:span text:style-name="T63">P_AUX</text:span></text:span><text:span text:style-name="Corpo"><text:span text:style-name="T28">.</text:span></text:span></text:p>
      <text:p text:style-name="P2"><text:span text:style-name="Corpo"><text:span text:style-name="T28"><text:tab/>Abaixo, </text:span></text:span><text:span text:style-name="Corpo"><text:span text:style-name="T29">segue uma lista com as produções criadas a princípio (</text:span></text:span><text:span text:style-name="Corpo"><text:span text:style-name="T30">anterior</text:span></text:span><text:span text:style-name="Corpo"><text:span text:style-name="T29">) e as novas produções (</text:span></text:span><text:span text:style-name="Corpo"><text:span text:style-name="T30">posterior</text:span></text:span><text:span text:style-name="Corpo"><text:span text:style-name="T29">)</text:span></text:span><text:span text:style-name="Corpo"><text:span text:style-name="T28">.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Código"><text:span text:style-name="T64">ANTERIOR</text:span></text:span></text:p>
          </table:table-cell>
          <table:table-cell table:style-name="Table1.B1" office:value-type="string">
            <text:p text:style-name="P3"><text:bookmark-start text:name="__DdeLink__1481_1132767464"/><text:bookmark-start text:name="__DdeLink__1487_1132767464"/><text:bookmark-start text:name="__DdeLink__2305_389601682"/><text:span text:style-name="Código"><text:span text:style-name="T33">&lt;DECLARACAO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Var Delim </text:span></text:span><text:span text:style-name="Código"><text:span text:style-name="T33">&lt;TIPO&gt;</text:span></text:span><text:span text:style-name="Código"><text:span text:style-name="T31"> </text:span></text:span><text:span text:style-name="Código"><text:span text:style-name="T33">&lt;DECLARACAO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Var Delim </text:span></text:span><text:span text:style-name="Código"><text:span text:style-name="T33">&lt;TIPO&gt;</text:span></text:span><text:span text:style-name="Código"><text:span text:style-name="T3">;</text:span></text:span><text:bookmark-end text:name="__DdeLink__1481_1132767464"/><text:bookmark-end text:name="__DdeLink__1487_1132767464"/><text:bookmark-end text:name="__DdeLink__2305_389601682"/></text:p>
          </table:table-cell>
        </table:table-row>
        <table:table-row table:style-name="Table1.1">
          <table:table-cell table:style-name="Table1.A2" office:value-type="string">
            <text:p text:style-name="P4">POSTERIOR</text:p>
          </table:table-cell>
          <table:table-cell table:style-name="Table1.B2" office:value-type="string">
            <text:p text:style-name="P6"><text:span text:style-name="Código"><text:span text:style-name="T6">&lt;DECLARACAO&gt;</text:span></text:span><text:span text:style-name="Código"><text:span text:style-name="T11"> </text:span></text:span><text:span text:style-name="Código"><text:span text:style-name="T4">::=</text:span></text:span><text:span text:style-name="Código"><text:span text:style-name="T11"> Var Delim </text:span></text:span><text:span text:style-name="Código"><text:span text:style-name="T6">&lt;TIPO&gt; </text:span></text:span><text:span text:style-name="Código"><text:span text:style-name="T7">&lt;DECLARACAO_AUX&gt;</text:span></text:span><text:span text:style-name="Código"><text:span text:style-name="T4">;</text:span></text:span></text:p>
            <text:p text:style-name="P6"><text:span text:style-name="Código"><text:span text:style-name="T6">&lt;DECLARACAO_</text:span></text:span><text:span text:style-name="Código"><text:span text:style-name="T7">AUX</text:span></text:span><text:span text:style-name="Código"><text:span text:style-name="T6">&gt;</text:span></text:span><text:span text:style-name="Código"><text:span text:style-name="T11"> </text:span></text:span><text:span text:style-name="Código"><text:span text:style-name="T4">::=</text:span></text:span><text:span text:style-name="Código"><text:span text:style-name="T11"> </text:span></text:span><text:span text:style-name="Código"><text:span text:style-name="T7">&lt;DECLARACAO&gt;</text:span></text:span><text:span text:style-name="Código"><text:span text:style-name="T12"> </text:span></text:span><text:span text:style-name="Código"><text:span text:style-name="T5">|</text:span></text:span><text:span text:style-name="Código"><text:span text:style-name="T12"> </text:span></text:span><text:span text:style-name="Código"><text:span text:style-name="T65">î</text:span></text:span><text:span text:style-name="Código"><text:span text:style-name="T4">;</text:span></text:span></text:p>
          </table:table-cell>
        </table:table-row>
      </table:table>
      <text:p text:style-name="P9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"><text:span text:style-name="Código"><text:span text:style-name="T64">ANTERIOR</text:span></text:span></text:p>
          </table:table-cell>
          <table:table-cell table:style-name="Tabela4.B1" office:value-type="string">
            <text:p text:style-name="P3"><text:bookmark-start text:name="__DdeLink__1487_113276746411"/><text:bookmark-start text:name="__DdeLink__1481_113276746411"/><text:bookmark-start text:name="__DdeLink__2305_38960168211"/><text:span text:style-name="Código"><text:span text:style-name="T33">&lt;BLOCO_INST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</text:span></text:span><text:span text:style-name="Código"><text:span text:style-name="T33">&lt;INSTRUCAO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</text:span></text:span><text:span text:style-name="Código"><text:span text:style-name="T33">&lt;INSTRUCAO&gt;</text:span></text:span><text:span text:style-name="Código"><text:span text:style-name="T31"> </text:span></text:span><text:span text:style-name="Código"><text:span text:style-name="T33">&lt;BLOCO_INST&gt;</text:span></text:span><text:span text:style-name="Código"><text:span text:style-name="T3">;</text:span></text:span><text:bookmark-end text:name="__DdeLink__1487_113276746411"/><text:bookmark-end text:name="__DdeLink__1481_113276746411"/><text:bookmark-end text:name="__DdeLink__2305_38960168211"/></text:p>
          </table:table-cell>
        </table:table-row>
        <table:table-row table:style-name="Tabela4.1">
          <table:table-cell table:style-name="Tabela4.A2" office:value-type="string">
            <text:p text:style-name="P4">POSTERIOR</text:p>
          </table:table-cell>
          <table:table-cell table:style-name="Tabela4.B2" office:value-type="string">
            <text:p text:style-name="P6"><text:span text:style-name="Código"><text:span text:style-name="T6">&lt;BLOCO_INST&gt;</text:span></text:span><text:span text:style-name="Código"><text:span text:style-name="T11"> </text:span></text:span><text:span text:style-name="Código"><text:span text:style-name="T4">::=</text:span></text:span><text:span text:style-name="Código"><text:span text:style-name="T11"> </text:span></text:span><text:span text:style-name="Código"><text:span text:style-name="T6">&lt;INSTRUCAO&gt;</text:span></text:span><text:span text:style-name="Código"><text:span text:style-name="T11"> </text:span></text:span><text:span text:style-name="Código"><text:span text:style-name="T6">&lt;BLOCO_INST_</text:span></text:span><text:span text:style-name="Código"><text:span text:style-name="T8">AUX</text:span></text:span><text:span text:style-name="Código"><text:span text:style-name="T6">&gt;</text:span></text:span><text:span text:style-name="Código"><text:span text:style-name="T4">;</text:span></text:span></text:p>
            <text:p text:style-name="P6"><text:span text:style-name="Código"><text:span text:style-name="T14">&lt;BLOCO_INST</text:span></text:span><text:span text:style-name="Código"><text:span text:style-name="T6">_</text:span></text:span><text:span text:style-name="Código"><text:span text:style-name="T7">AUX</text:span></text:span><text:span text:style-name="Código"><text:span text:style-name="T6">&gt;</text:span></text:span><text:span text:style-name="Código"><text:span text:style-name="T11"> </text:span></text:span><text:span text:style-name="Código"><text:span text:style-name="T4">::=</text:span></text:span><text:span text:style-name="Código"><text:span text:style-name="T11"> </text:span></text:span><text:span text:style-name="Código"><text:span text:style-name="T7">&lt;</text:span></text:span><text:span text:style-name="Código"><text:span text:style-name="T14">BLOCO_INST</text:span></text:span><text:span text:style-name="Código"><text:span text:style-name="T7">&gt;</text:span></text:span><text:span text:style-name="Código"><text:span text:style-name="T12"> </text:span></text:span><text:span text:style-name="Código"><text:span text:style-name="T5">|</text:span></text:span><text:span text:style-name="Código"><text:span text:style-name="T12"> </text:span></text:span><text:span text:style-name="Código"><text:span text:style-name="T65">î</text:span></text:span><text:span text:style-name="Código"><text:span text:style-name="T4">;</text:span></text:span></text:p>
          </table:table-cell>
        </table:table-row>
      </table:table>
      <text:p text:style-name="P9"><text:soft-page-break/><text:span text:style-name="Corpo"><text:span text:style-name="T18"/>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5"><text:span text:style-name="Código"><text:span text:style-name="T64">ANTERIOR</text:span></text:span></text:p>
          </table:table-cell>
          <table:table-cell table:style-name="Tabela5.B1" office:value-type="string">
            <text:p text:style-name="P3"><text:span text:style-name="Código"><text:span text:style-name="T33">&lt;ATRIBUICAO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ATR </text:span></text:span><text:span text:style-name="Código"><text:span text:style-name="T33">&lt;TERMO&gt;</text:span></text:span><text:span text:style-name="Código"><text:span text:style-name="T31"> A Var</text:span></text:span></text:p>
            <text:p text:style-name="P3"><text:span text:style-name="Código"><text:span text:style-name="T31"><text:s text:c="15"/></text:span></text:span><text:span text:style-name="Código"><text:span text:style-name="T3">|</text:span></text:span><text:span text:style-name="Código"><text:span text:style-name="T31"> ATR </text:span></text:span><text:span text:style-name="Código"><text:span text:style-name="T33">&lt;EXPR_ARIT&gt;</text:span></text:span><text:span text:style-name="Código"><text:span text:style-name="T31"> A Var</text:span></text:span></text:p>
            <text:p text:style-name="P3"><text:bookmark-start text:name="__DdeLink__1481_113276746412"/><text:bookmark-start text:name="__DdeLink__2305_38960168212"/><text:bookmark-start text:name="__DdeLink__1487_113276746412"/><text:span text:style-name="Código"><text:span text:style-name="T31"><text:s text:c="15"/></text:span></text:span><text:span text:style-name="Código"><text:span text:style-name="T3">|</text:span></text:span><text:span text:style-name="Código"><text:span text:style-name="T31"> ATR Var A Var</text:span></text:span><text:span text:style-name="Código"><text:span text:style-name="T3">;</text:span></text:span><text:bookmark-end text:name="__DdeLink__1481_113276746412"/><text:bookmark-end text:name="__DdeLink__2305_38960168212"/><text:bookmark-end text:name="__DdeLink__1487_113276746412"/></text:p>
          </table:table-cell>
        </table:table-row>
        <table:table-row table:style-name="Tabela5.1">
          <table:table-cell table:style-name="Tabela5.A2" office:value-type="string">
            <text:p text:style-name="P4">POSTERIOR</text:p>
          </table:table-cell>
          <table:table-cell table:style-name="Tabela5.B2" office:value-type="string">
            <text:p text:style-name="P3"><text:span text:style-name="Código"><text:span text:style-name="T33">&lt;ATRIBUICAO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ATR </text:span></text:span><text:span text:style-name="Código"><text:span text:style-name="T33">&lt;ATRIBUICAO_</text:span></text:span><text:span text:style-name="Código"><text:span text:style-name="T35">AUX</text:span></text:span><text:span text:style-name="Código"><text:span text:style-name="T33">&gt;</text:span></text:span><text:bookmark-start text:name="__DdeLink__1481_1132767464121"/><text:bookmark-start text:name="__DdeLink__1487_1132767464121"/><text:bookmark-start text:name="__DdeLink__2305_389601682121"/><text:span text:style-name="Código"><text:span text:style-name="T3">;</text:span></text:span><text:bookmark-end text:name="__DdeLink__1481_1132767464121"/><text:bookmark-end text:name="__DdeLink__1487_1132767464121"/><text:bookmark-end text:name="__DdeLink__2305_389601682121"/></text:p>
            <text:p text:style-name="P6"><text:span text:style-name="Código"><text:span text:style-name="T6">&lt;ATRIBUICAO_</text:span></text:span><text:span text:style-name="Código"><text:span text:style-name="T9">AUX</text:span></text:span><text:span text:style-name="Código"><text:span text:style-name="T6">&gt;</text:span></text:span><text:span text:style-name="Código"><text:span text:style-name="T11"> </text:span></text:span><text:span text:style-name="Código"><text:span text:style-name="T4">::=</text:span></text:span><text:span text:style-name="Código"><text:span text:style-name="T11"> </text:span></text:span><text:span text:style-name="Código"><text:span text:style-name="T6">&lt;TERMO&gt;</text:span></text:span><text:span text:style-name="Código"><text:span text:style-name="T11"> A Var </text:span></text:span><text:span text:style-name="Código"><text:span text:style-name="T4">|</text:span></text:span><text:span text:style-name="Código"><text:span text:style-name="T11"> </text:span></text:span><text:span text:style-name="Código"><text:span text:style-name="T6">&lt;EXPR_ARIT&gt;</text:span></text:span><text:span text:style-name="Código"><text:span text:style-name="T11"> A Var </text:span></text:span><text:span text:style-name="Código"><text:span text:style-name="T4">|</text:span></text:span><text:span text:style-name="Código"><text:span text:style-name="T11"> Var A Var</text:span></text:span><text:span text:style-name="Código"><text:span text:style-name="T4">;</text:span></text:span></text:p>
          </table:table-cell>
        </table:table-row>
      </table:table>
      <text:p text:style-name="P9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5"><text:span text:style-name="Código"><text:span text:style-name="T64">ANTERIOR</text:span></text:span></text:p>
          </table:table-cell>
          <table:table-cell table:style-name="Tabela6.B1" office:value-type="string">
            <text:p text:style-name="P3"><text:span text:style-name="Código"><text:span text:style-name="T33">&lt;CONDICIONAL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SE </text:span></text:span><text:span text:style-name="Código"><text:span text:style-name="T33">&lt;CONDICAO&gt;</text:span></text:span><text:span text:style-name="Código"><text:span text:style-name="T31"> ENT </text:span></text:span><text:span text:style-name="Código"><text:span text:style-name="T33">&lt;</text:span></text:span><text:span text:style-name="Código"><text:span text:style-name="T34">ESCOPO</text:span></text:span><text:span text:style-name="Código"><text:span text:style-name="T33">&gt;</text:span></text:span></text:p>
            <text:p text:style-name="P3"><text:span text:style-name="Código"><text:span text:style-name="T3"><text:s text:c="16"/>|</text:span></text:span><text:span text:style-name="Código"><text:span text:style-name="T31"> SE </text:span></text:span><text:span text:style-name="Código"><text:span text:style-name="T33">&lt;CONDICAO&gt;</text:span></text:span><text:span text:style-name="Código"><text:span text:style-name="T31"> ENT </text:span></text:span><text:span text:style-name="Código"><text:span text:style-name="T33">&lt;INSTRUCAO&gt;</text:span></text:span><text:span text:style-name="Código"><text:span text:style-name="T3">;</text:span></text:span></text:p>
          </table:table-cell>
        </table:table-row>
        <table:table-row table:style-name="Tabela6.1">
          <table:table-cell table:style-name="Tabela6.A2" office:value-type="string">
            <text:p text:style-name="P4">POSTERIOR</text:p>
          </table:table-cell>
          <table:table-cell table:style-name="Tabela6.B2" office:value-type="string">
            <text:p text:style-name="P3"><text:span text:style-name="Código"><text:span text:style-name="T33">&lt;CONDICIONAL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SE </text:span></text:span><text:span text:style-name="Código"><text:span text:style-name="T33">&lt;CONDICAO&gt;</text:span></text:span><text:span text:style-name="Código"><text:span text:style-name="T31"> ENT </text:span></text:span><text:span text:style-name="Código"><text:span text:style-name="T33">&lt;</text:span></text:span><text:span text:style-name="Código"><text:span text:style-name="T34">CONDICIONAL_</text:span></text:span><text:span text:style-name="Código"><text:span text:style-name="T36">AUX</text:span></text:span><text:span text:style-name="Código"><text:span text:style-name="T33">&gt;</text:span></text:span><text:span text:style-name="Código"><text:span text:style-name="T3">;</text:span></text:span></text:p>
            <text:p text:style-name="P3"><text:span text:style-name="Código"><text:span text:style-name="T33">&lt;CONDICIONAL_</text:span></text:span><text:span text:style-name="Código"><text:span text:style-name="T36">AUX</text:span></text:span><text:span text:style-name="Código"><text:span text:style-name="T33">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</text:span></text:span><text:span text:style-name="Código"><text:span text:style-name="T33">&lt;</text:span></text:span><text:span text:style-name="Código"><text:span text:style-name="T34">ESCOPO</text:span></text:span><text:span text:style-name="Código"><text:span text:style-name="T33">&gt;</text:span></text:span><text:span text:style-name="Código"><text:span text:style-name="T3"> |</text:span></text:span><text:span text:style-name="Código"><text:span text:style-name="T31"> </text:span></text:span><text:span text:style-name="Código"><text:span text:style-name="T33">&lt;INSTRUCAO&gt;</text:span></text:span><text:span text:style-name="Código"><text:span text:style-name="T3">;</text:span></text:span></text:p>
          </table:table-cell>
        </table:table-row>
      </table:table>
      <text:p text:style-name="P9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5"><text:span text:style-name="Código"><text:span text:style-name="T64">ANTERIOR</text:span></text:span></text:p>
          </table:table-cell>
          <table:table-cell table:style-name="Tabela7.B1" office:value-type="string">
            <text:p text:style-name="P3"><text:span text:style-name="Código"><text:span text:style-name="T33">&lt;SAIDA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IMP </text:span></text:span><text:span text:style-name="Código"><text:span text:style-name="T33">&lt;TERMO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IMP </text:span></text:span><text:span text:style-name="Código"><text:span text:style-name="T33">&lt;</text:span></text:span><text:span text:style-name="Código"><text:span text:style-name="T67">EXPR_ARIT</text:span></text:span><text:span text:style-name="Código"><text:span text:style-name="T33">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IMP Var </text:span></text:span><text:span text:style-name="Código"><text:span text:style-name="T3">|</text:span></text:span><text:span text:style-name="Código"><text:span text:style-name="T31"> IMP Str</text:span></text:span><text:span text:style-name="Código"><text:span text:style-name="T3">;</text:span></text:span></text:p>
          </table:table-cell>
        </table:table-row>
        <table:table-row table:style-name="Tabela7.1">
          <table:table-cell table:style-name="Tabela7.A2" office:value-type="string">
            <text:p text:style-name="P4">POSTERIOR</text:p>
          </table:table-cell>
          <table:table-cell table:style-name="Tabela7.B2" office:value-type="string">
            <text:p text:style-name="P6"><text:span text:style-name="Código"><text:span text:style-name="T6">&lt;SAIDA&gt;</text:span></text:span><text:span text:style-name="Código"><text:span text:style-name="T11"> </text:span></text:span><text:span text:style-name="Código"><text:span text:style-name="T4">::=</text:span></text:span><text:span text:style-name="Código"><text:span text:style-name="T11"> IMP </text:span></text:span><text:span text:style-name="Código"><text:span text:style-name="T6">&lt;</text:span></text:span><text:span text:style-name="Código"><text:span text:style-name="T15">SAIDA_AUX</text:span></text:span><text:span text:style-name="Código"><text:span text:style-name="T6">&gt;</text:span></text:span><text:span text:style-name="Código"><text:span text:style-name="T4">;</text:span></text:span></text:p>
            <text:p text:style-name="P6"><text:span text:style-name="Código"><text:span text:style-name="T6">&lt;</text:span></text:span><text:span text:style-name="Código"><text:span text:style-name="T15">SAIDA_AUX</text:span></text:span><text:span text:style-name="Código"><text:span text:style-name="T6">&gt;</text:span></text:span><text:span text:style-name="Código"><text:span text:style-name="T11"> </text:span></text:span><text:span text:style-name="Código"><text:span text:style-name="T4">::=</text:span></text:span><text:span text:style-name="Código"><text:span text:style-name="T11"> </text:span></text:span><text:span text:style-name="Código"><text:span text:style-name="T6">&lt;TERMO&gt;</text:span></text:span><text:span text:style-name="Código"><text:span text:style-name="T11"> </text:span></text:span><text:span text:style-name="Código"><text:span text:style-name="T4">|</text:span></text:span><text:span text:style-name="Código"><text:span text:style-name="T11"> </text:span></text:span><text:span text:style-name="Código"><text:span text:style-name="T6">&lt;</text:span></text:span><text:span text:style-name="Código"><text:span text:style-name="T13">EXPR_ARIT</text:span></text:span><text:span text:style-name="Código"><text:span text:style-name="T6">&gt;</text:span></text:span><text:span text:style-name="Código"><text:span text:style-name="T11"> </text:span></text:span><text:span text:style-name="Código"><text:span text:style-name="T4">|</text:span></text:span><text:span text:style-name="Código"><text:span text:style-name="T11"> Var </text:span></text:span><text:span text:style-name="Código"><text:span text:style-name="T4">|</text:span></text:span><text:span text:style-name="Código"><text:span text:style-name="T11"> Str</text:span></text:span><text:span text:style-name="Código"><text:span text:style-name="T4">;</text:span></text:span></text:p>
          </table:table-cell>
        </table:table-row>
      </table:table>
      <text:p text:style-name="P9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5"><text:span text:style-name="Código"><text:span text:style-name="T64">ANTERIOR</text:span></text:span></text:p>
          </table:table-cell>
          <table:table-cell table:style-name="Tabela8.B1" office:value-type="string">
            <text:p text:style-name="P3"><text:span text:style-name="Código"><text:span text:style-name="T33">&lt;EXPR_ARIT_FP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</text:span></text:span><text:span text:style-name="Código"><text:span text:style-name="T33">&lt;EXPR_ARIT&gt;</text:span></text:span><text:span text:style-name="Código"><text:span text:style-name="T31"> FP</text:span></text:span></text:p>
            <text:p text:style-name="P3"><text:span text:style-name="Código"><text:span text:style-name="T31"><text:s text:c="17"/></text:span></text:span><text:span text:style-name="Código"><text:span text:style-name="T3">|</text:span></text:span><text:span text:style-name="Código"><text:span text:style-name="T31"> </text:span></text:span><text:span text:style-name="Código"><text:span text:style-name="T33">&lt;EXPR_ARIT&gt;</text:span></text:span><text:span text:style-name="Código"><text:span text:style-name="T31"> FP </text:span></text:span><text:span text:style-name="Código"><text:span text:style-name="T33">&lt;OP_ARIT&gt;</text:span></text:span><text:span text:style-name="Código"><text:span text:style-name="T3">;</text:span></text:span></text:p>
          </table:table-cell>
        </table:table-row>
        <table:table-row table:style-name="Tabela8.1">
          <table:table-cell table:style-name="Tabela8.A2" office:value-type="string">
            <text:p text:style-name="P4">POSTERIOR</text:p>
          </table:table-cell>
          <table:table-cell table:style-name="Tabela8.B2" office:value-type="string">
            <text:p text:style-name="P3"><text:span text:style-name="Código"><text:span text:style-name="T33">&lt;EXPR_ARIT_FP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</text:span></text:span><text:span text:style-name="Código"><text:span text:style-name="T37">&lt;EXPR_ARIT&gt;</text:span></text:span><text:span text:style-name="Código"><text:span text:style-name="T31"> FP </text:span></text:span><text:span text:style-name="Código"><text:span text:style-name="T33">&lt;</text:span></text:span><text:span text:style-name="Código"><text:span text:style-name="T38">EXPR</text:span></text:span><text:span text:style-name="Código"><text:span text:style-name="T33">_</text:span></text:span><text:span text:style-name="Código"><text:span text:style-name="T38">ARIT</text:span></text:span><text:span text:style-name="Código"><text:span text:style-name="T33">_</text:span></text:span><text:span text:style-name="Código"><text:span text:style-name="T38">FP_AUX</text:span></text:span><text:span text:style-name="Código"><text:span text:style-name="T33">&gt;</text:span></text:span><text:span text:style-name="Código"><text:span text:style-name="T3">;</text:span></text:span></text:p>
            <text:p text:style-name="P3"><text:span text:style-name="Código"><text:span text:style-name="T33">&lt;EXPR_ARIT_FP_</text:span></text:span><text:span text:style-name="Código"><text:span text:style-name="T38">AUX</text:span></text:span><text:span text:style-name="Código"><text:span text:style-name="T33">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</text:span></text:span><text:span text:style-name="Código"><text:span text:style-name="T33">&lt;</text:span></text:span><text:span text:style-name="Código"><text:span text:style-name="T39">OP_ARIT</text:span></text:span><text:span text:style-name="Código"><text:span text:style-name="T33">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2"> </text:span></text:span><text:span text:style-name="Código"><text:span text:style-name="T66">î</text:span></text:span><text:span text:style-name="Código"><text:span text:style-name="T3">;</text:span></text:span></text:p>
          </table:table-cell>
        </table:table-row>
      </table:table>
      <text:p text:style-name="P9"/>
      <text:p text:style-name="P9"><text:tab/><text:span text:style-name="Corpo"><text:span text:style-name="T25">Para os operadores aritméticos e </text:span></text:span><text:span text:style-name="Corpo"><text:span text:style-name="T26">operadores</text:span></text:span><text:span text:style-name="Corpo"><text:span text:style-name="T25"> </text:span></text:span><text:span text:style-name="Corpo"><text:span text:style-name="T26">relacionais</text:span></text:span><text:span text:style-name="Corpo"><text:span text:style-name="T25">, foi criada apenas uma nova produção chamada </text:span></text:span><text:span text:style-name="Código_20_no_20_corpo_20_do_20_texto"><text:span text:style-name="T48">&lt;OPERANDO&gt;</text:span></text:span><text:span text:style-name="Corpo"><text:span text:style-name="T27">:</text:span></text:span></text:p>
      <text:p text:style-name="P9"><text:span text:style-name="Corpo"><text:span text:style-name="T27"/></text:span>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<text:span text:style-name="Código"><text:span text:style-name="T64">ANTERIOR</text:span></text:span></text:p>
          </table:table-cell>
          <table:table-cell table:style-name="Tabela9.B1" office:value-type="string">
            <text:p text:style-name="P3"><text:span text:style-name="Código"><text:span text:style-name="T33">&lt;OP_ARIT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OpArit </text:span></text:span><text:span text:style-name="Código"><text:span text:style-name="T33">&lt;EXPR_ARIT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OpArit </text:span></text:span><text:span text:style-name="Código"><text:span text:style-name="T33">&lt;TERMO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OpArit Var</text:span></text:span><text:span text:style-name="Código"><text:span text:style-name="T3">;</text:span></text:span></text:p>
            <text:p text:style-name="P3"><text:span text:style-name="Código"><text:span text:style-name="T33">&lt;OP_REL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OpRel </text:span></text:span><text:span text:style-name="Código"><text:span text:style-name="T33">&lt;EXPR_ARIT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OpRel </text:span></text:span><text:span text:style-name="Código"><text:span text:style-name="T33">&lt;TERMO&gt;</text:span></text:span><text:span text:style-name="Código"><text:span text:style-name="T3">|</text:span></text:span><text:span text:style-name="Código"><text:span text:style-name="T31"> OpRel Var</text:span></text:span><text:span text:style-name="Código"><text:span text:style-name="T3">;</text:span></text:span></text:p>
          </table:table-cell>
        </table:table-row>
        <table:table-row table:style-name="Tabela9.1">
          <table:table-cell table:style-name="Tabela9.A2" office:value-type="string">
            <text:p text:style-name="P4">POSTERIOR</text:p>
          </table:table-cell>
          <table:table-cell table:style-name="Tabela9.B2" office:value-type="string">
            <text:p text:style-name="P6"><text:span text:style-name="Código"><text:span text:style-name="T6">&lt;OP_ARIT&gt;</text:span></text:span><text:span text:style-name="Código"><text:span text:style-name="T11"> </text:span></text:span><text:span text:style-name="Código"><text:span text:style-name="T4">::=</text:span></text:span><text:span text:style-name="Código"><text:span text:style-name="T11"> OpArit </text:span></text:span><text:span text:style-name="Código"><text:span text:style-name="T6">&lt;</text:span></text:span><text:span text:style-name="Código"><text:span text:style-name="T16">OPERANDO</text:span></text:span><text:span text:style-name="Código"><text:span text:style-name="T6">&gt;</text:span></text:span><text:span text:style-name="Código"><text:span text:style-name="T4">;</text:span></text:span></text:p>
            <text:p text:style-name="P6"><text:span text:style-name="Código"><text:span text:style-name="T6">&lt;OP_REL&gt;</text:span></text:span><text:span text:style-name="Código"><text:span text:style-name="T11"> </text:span></text:span><text:span text:style-name="Código"><text:span text:style-name="T4">::=</text:span></text:span><text:span text:style-name="Código"><text:span text:style-name="T11"> OpRel </text:span></text:span><text:span text:style-name="Código"><text:span text:style-name="T6">&lt;</text:span></text:span><text:span text:style-name="Código"><text:span text:style-name="T10">OPERANDO</text:span></text:span><text:span text:style-name="Código"><text:span text:style-name="T6">&gt;</text:span></text:span><text:span text:style-name="Código"><text:span text:style-name="T4">;</text:span></text:span></text:p>
            <text:p text:style-name="P3"><text:span text:style-name="Código"><text:span text:style-name="T33">&lt;</text:span></text:span><text:span text:style-name="Código"><text:span text:style-name="T40">OPERANDO</text:span></text:span><text:span text:style-name="Código"><text:span text:style-name="T33">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</text:span></text:span><text:span text:style-name="Código"><text:span text:style-name="T33">&lt;EXPR_ARIT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</text:span></text:span><text:span text:style-name="Código"><text:span text:style-name="T33">&lt;TERMO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Var</text:span></text:span><text:span text:style-name="Código"><text:span text:style-name="T3">;</text:span></text:span></text:p>
          </table:table-cell>
        </table:table-row>
      </table:table>
      <text:p text:style-name="P9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5"><text:span text:style-name="Código"><text:span text:style-name="T64">ANTERIOR</text:span></text:span></text:p>
          </table:table-cell>
          <table:table-cell table:style-name="Tabela10.B1" office:value-type="string">
            <text:p text:style-name="P3"><text:span text:style-name="Código"><text:span text:style-name="T33">&lt;EXPR_BOOL_FP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</text:span></text:span><text:span text:style-name="Código"><text:span text:style-name="T33">&lt;EXPR_BOOL&gt;</text:span></text:span><text:span text:style-name="Código"><text:span text:style-name="T31"> FP</text:span></text:span></text:p>
            <text:p text:style-name="P3"><text:span text:style-name="Código"><text:span text:style-name="T31"><text:s text:c="17"/></text:span></text:span><text:span text:style-name="Código"><text:span text:style-name="T3">|</text:span></text:span><text:span text:style-name="Código"><text:span text:style-name="T31"> </text:span></text:span><text:span text:style-name="Código"><text:span text:style-name="T33">&lt;EXPR_BOOL&gt;</text:span></text:span><text:span text:style-name="Código"><text:span text:style-name="T31"> FP </text:span></text:span><text:span text:style-name="Código"><text:span text:style-name="T33">&lt;OP_BOOL&gt;</text:span></text:span><text:span text:style-name="Código"><text:span text:style-name="T3">;</text:span></text:span></text:p>
          </table:table-cell>
        </table:table-row>
        <table:table-row table:style-name="Tabela10.1">
          <table:table-cell table:style-name="Tabela10.A2" office:value-type="string">
            <text:p text:style-name="P4">POSTERIOR</text:p>
          </table:table-cell>
          <table:table-cell table:style-name="Tabela10.B2" office:value-type="string">
            <text:p text:style-name="P3"><text:span text:style-name="Código"><text:span text:style-name="T33">&lt;EXPR_BOOL_FP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</text:span></text:span><text:span text:style-name="Código"><text:span text:style-name="T33">&lt;EXPR_BOOL&gt;</text:span></text:span><text:span text:style-name="Código"><text:span text:style-name="T31"> FP </text:span></text:span><text:span text:style-name="Código"><text:span text:style-name="T33">&lt;</text:span></text:span><text:span text:style-name="Código"><text:span text:style-name="T41">EXPR</text:span></text:span><text:span text:style-name="Código"><text:span text:style-name="T33">_BOOL_</text:span></text:span><text:span text:style-name="Código"><text:span text:style-name="T42">FP_AUX</text:span></text:span><text:span text:style-name="Código"><text:span text:style-name="T33">&gt;</text:span></text:span><text:span text:style-name="Código"><text:span text:style-name="T3">;</text:span></text:span></text:p>
            <text:p text:style-name="P3"><text:span text:style-name="Código"><text:span text:style-name="T33">&lt;EXPR_BOOL_FP_</text:span></text:span><text:span text:style-name="Código"><text:span text:style-name="T42">AUX</text:span></text:span><text:span text:style-name="Código"><text:span text:style-name="T33">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</text:span></text:span><text:span text:style-name="Código"><text:span text:style-name="T33">&lt;OP_BOOL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</text:span></text:span><text:span text:style-name="Código"><text:span text:style-name="T66">î</text:span></text:span><text:span text:style-name="Código"><text:span text:style-name="T3">;</text:span></text:span></text:p>
          </table:table-cell>
        </table:table-row>
      </table:table>
      <text:p text:style-name="P9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5"><text:span text:style-name="Código"><text:span text:style-name="T64">ANTERIOR</text:span></text:span></text:p>
          </table:table-cell>
          <table:table-cell table:style-name="Tabela11.B1" office:value-type="string">
            <text:p text:style-name="P3"><text:span text:style-name="Código"><text:span text:style-name="T33">&lt;OP_BOOL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OpBool </text:span></text:span><text:span text:style-name="Código"><text:span text:style-name="T33">&lt;EXPR_BOOL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OpBool Var</text:span></text:span></text:p>
            <text:p text:style-name="P3"><text:span text:style-name="Código"><text:span text:style-name="T3"><text:s text:c="12"/>|</text:span></text:span><text:span text:style-name="Código"><text:span text:style-name="T31"> OpBool </text:span></text:span><text:span text:style-name="Código"><text:span text:style-name="T33">&lt;EXPR_REL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OpBool Str</text:span></text:span><text:span text:style-name="Código"><text:span text:style-name="T3">;</text:span></text:span></text:p>
          </table:table-cell>
        </table:table-row>
        <table:table-row table:style-name="Tabela11.1">
          <table:table-cell table:style-name="Tabela11.A2" office:value-type="string">
            <text:p text:style-name="P4">POSTERIOR</text:p>
          </table:table-cell>
          <table:table-cell table:style-name="Tabela11.B2" office:value-type="string">
            <text:p text:style-name="P6"><text:span text:style-name="Código"><text:span text:style-name="T6">&lt;OP_BOOL&gt;</text:span></text:span><text:span text:style-name="Código"><text:span text:style-name="T11"> </text:span></text:span><text:span text:style-name="Código"><text:span text:style-name="T4">::=</text:span></text:span><text:span text:style-name="Código"><text:span text:style-name="T11"> OpBool </text:span></text:span><text:span text:style-name="Código"><text:span text:style-name="T6">&lt;</text:span></text:span><text:span text:style-name="Código"><text:span text:style-name="T17">OP_BOOL_AUX</text:span></text:span><text:span text:style-name="Código"><text:span text:style-name="T6">&gt;</text:span></text:span><text:span text:style-name="Código"><text:span text:style-name="T4">;</text:span></text:span></text:p>
            <text:p text:style-name="P3"><text:span text:style-name="Código"><text:span text:style-name="T33">&lt;OP_BOOL_</text:span></text:span><text:span text:style-name="Código"><text:span text:style-name="T43">AUX</text:span></text:span><text:span text:style-name="Código"><text:span text:style-name="T33">&gt;</text:span></text:span><text:span text:style-name="Código"><text:span text:style-name="T31"> </text:span></text:span><text:span text:style-name="Código"><text:span text:style-name="T3">::=</text:span></text:span><text:span text:style-name="Código"><text:span text:style-name="T31"> </text:span></text:span><text:span text:style-name="Código"><text:span text:style-name="T33">&lt;EXPR_BOOL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Var</text:span></text:span><text:span text:style-name="Código"><text:span text:style-name="T3"> |</text:span></text:span><text:span text:style-name="Código"><text:span text:style-name="T31"> </text:span></text:span><text:span text:style-name="Código"><text:span text:style-name="T33">&lt;EXPR_REL&gt;</text:span></text:span><text:span text:style-name="Código"><text:span text:style-name="T31"> </text:span></text:span><text:span text:style-name="Código"><text:span text:style-name="T3">|</text:span></text:span><text:span text:style-name="Código"><text:span text:style-name="T31"> Str</text:span></text:span><text:span text:style-name="Código"><text:span text:style-name="T3">;</text:span>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1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7-13T16:00:07.886426391</dc:date>
    <meta:editing-duration>PT30M13S</meta:editing-duration>
    <meta:editing-cycles>16</meta:editing-cycles>
    <meta:generator>LibreOffice/6.4.4.2$Linux_X86_64 LibreOffice_project/40$Build-2</meta:generator>
    <meta:document-statistic meta:table-count="9" meta:image-count="0" meta:object-count="0" meta:page-count="2" meta:paragraph-count="67" meta:word-count="439" meta:character-count="3075" meta:non-whitespace-character-count="2591"/>
  </office:meta>
</office:document-meta>
</file>